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319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5909in"/>
    </style:style>
    <style:style style:name="co6" style:family="table-column">
      <style:table-column-properties fo:break-before="auto" style:column-width="1.58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3728in"/>
    </style:style>
    <style:style style:name="co9" style:family="table-column">
      <style:table-column-properties fo:break-before="auto" style:column-width="1.5217in"/>
    </style:style>
    <style:style style:name="co10" style:family="table-column">
      <style:table-column-properties fo:break-before="auto" style:column-width="1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racked-changes>
        <table:cell-content-change table:id="ct1">
          <table:cell-address table:column="4" table:row="1" table:table="1"/>
          <office:change-info>
            <dc:creator> </dc:creator>
            <dc:date>2021-02-05T11:00:22.056621060</dc:date>
          </office:change-info>
          <table:previous>
            <table:change-track-table-cell table:cell-address="Sheet3.E2" table:formula="of:=[.B2]/[.C2]^2" office:value-type="float" office:value="5.5363321799308"/>
          </table:previous>
        </table:cell-content-change>
        <table:cell-content-change table:id="ct2">
          <table:cell-address table:column="4" table:row="1" table:table="1"/>
          <office:change-info>
            <dc:creator> </dc:creator>
            <dc:date>2021-02-05T11:00:38.398962486</dc:date>
          </office:change-info>
          <table:previous table:id="ct1">
            <table:change-track-table-cell table:cell-address="Sheet3.E2" table:formula="of:=IF(ISBLANK([.D2]); 0;[.C2]/[.D2])" office:value-type="float" office:value="0.180625"/>
          </table:previous>
        </table:cell-content-change>
        <table:cell-content-change table:id="ct3">
          <table:cell-address table:column="0" table:row="26" table:table="1"/>
          <office:change-info>
            <dc:creator> </dc:creator>
            <dc:date>2021-02-05T11:01:30.263821049</dc:date>
          </office:change-info>
          <table:previous>
            <table:change-track-table-cell office:value-type="string">
              <text:p>baby manipuliert mich</text:p>
            </table:change-track-table-cell>
          </table:previous>
        </table:cell-content-change>
        <table:cell-content-change table:id="ct4">
          <table:cell-address table:column="2" table:row="26" table:table="1"/>
          <office:change-info>
            <dc:creator> </dc:creator>
            <dc:date>2021-02-05T11:01:30.263834713</dc:date>
          </office:change-info>
          <table:previous>
            <table:change-track-table-cell office:value-type="float" office:value="20"/>
          </table:previous>
        </table:cell-content-change>
        <table:cell-content-change table:id="ct5">
          <table:cell-address table:column="3" table:row="26" table:table="1"/>
          <office:change-info>
            <dc:creator> </dc:creator>
            <dc:date>2021-02-05T11:01:30.263860567</dc:date>
          </office:change-info>
          <table:previous>
            <table:change-track-table-cell table:cell-address="Sheet3.D27" table:formula="of:=IF(ISBLANK([.C27]); 0;[.B27]/[.C27])" office:value-type="float" office:value="0.526315789473684"/>
          </table:previous>
        </table:cell-content-change>
        <table:cell-content-change table:id="ct6">
          <table:cell-address table:column="4" table:row="26" table:table="1"/>
          <office:change-info>
            <dc:creator> </dc:creator>
            <dc:date>2021-02-05T11:01:30.263884603</dc:date>
          </office:change-info>
          <table:previous>
            <table:change-track-table-cell table:cell-address="Sheet3.E27" table:formula="of:=[.B27]/[.C27]^2" office:value-type="float" office:value="0.0277008310249307"/>
          </table:previous>
        </table:cell-content-change>
        <table:cell-content-change table:id="ct7">
          <table:cell-address table:column="4" table:row="0" table:table="1"/>
          <office:change-info>
            <dc:creator> </dc:creator>
            <dc:date>2021-02-05T11:02:00.404801822</dc:date>
          </office:change-info>
          <table:previous>
            <table:change-track-table-cell/>
          </table:previous>
        </table:cell-content-change>
        <table:deletion table:id="ct8" table:type="row" table:position="1" table:table="1">
          <office:change-info>
            <dc:creator> </dc:creator>
            <dc:date>2021-02-05T11:02:18.875973843</dc:date>
          </office:change-info>
          <table:deletions>
            <table:change-deletion table:id="ct18"/>
            <table:cell-content-deletion>
              <table:cell-address table:column="0" table:row="1" table:table="1"/>
              <table:change-track-table-cell office:value-type="string">
                <text:p>grenzen setzen</text:p>
              </table:change-track-table-cell>
            </table:cell-content-deletion>
            <table:cell-content-deletion>
              <table:cell-address table:column="1" table:row="1" table:table="1"/>
              <table:change-track-table-cell office:value-type="float" office:value="1600"/>
            </table:cell-content-deletion>
            <table:cell-content-deletion>
              <table:cell-address table:column="2" table:row="1" table:table="1"/>
              <table:change-track-table-cell office:value-type="float" office:value="17"/>
            </table:cell-content-deletion>
            <table:cell-content-deletion>
              <table:cell-address table:column="3" table:row="1" table:table="1"/>
              <table:change-track-table-cell table:cell-address="Sheet3.D2" table:formula="of:=IF(ISBLANK([.C2]); 0;[.B2]/[.C2])" office:value-type="float" office:value="94.1176470588235"/>
            </table:cell-content-deletion>
            <table:cell-content-deletion>
              <table:cell-address table:column="4" table:row="1" table:table="1"/>
              <table:change-track-table-cell table:cell-address="Sheet3.E2" table:formula="of:=[.B2]/[.C2]^2" office:value-type="float" office:value="5.5363321799308"/>
            </table:cell-content-deletion>
          </table:deletions>
        </table:deletion>
        <table:deletion table:id="ct9" table:type="row" table:position="24" table:table="1">
          <office:change-info>
            <dc:creator> </dc:creator>
            <dc:date>2021-02-05T12:41:11.025848796</dc:date>
          </office:change-info>
          <table:deletions>
            <table:cell-content-deletion>
              <table:cell-address table:column="4" table:row="24" table:table="1"/>
              <table:change-track-table-cell table:cell-address="Sheet3.E25" table:formula="of:=[.B25]/[.C25]^2" office:value-type="float" office:value="0.0888888888888889"/>
            </table:cell-content-deletion>
            <table:cell-content-deletion>
              <table:cell-address table:column="3" table:row="24" table:table="1"/>
              <table:change-track-table-cell table:cell-address="Sheet3.D25" table:formula="of:=IF(ISBLANK([.C25]); 0;[.B25]/[.C25])" office:value-type="float" office:value="1.33333333333333"/>
            </table:cell-content-deletion>
            <table:cell-content-deletion>
              <table:cell-address table:column="2" table:row="24" table:table="1"/>
              <table:change-track-table-cell office:value-type="float" office:value="15"/>
            </table:cell-content-deletion>
            <table:cell-content-deletion>
              <table:cell-address table:column="1" table:row="24" table:table="1"/>
              <table:change-track-table-cell office:value-type="float" office:value="20"/>
            </table:cell-content-deletion>
            <table:cell-content-deletion>
              <table:cell-address table:column="0" table:row="24" table:table="1"/>
              <table:change-track-table-cell office:value-type="string">
                <text:p>erziehen im vertrauen</text:p>
              </table:change-track-table-cell>
            </table:cell-content-deletion>
          </table:deletions>
        </table:deletion>
        <table:deletion table:id="ct10" table:type="row" table:position="8" table:table="1">
          <office:change-info>
            <dc:creator> </dc:creator>
            <dc:date>2021-02-05T12:41:20.212898995</dc:date>
          </office:change-info>
          <table:deletions>
            <table:cell-content-deletion>
              <table:cell-address table:column="4" table:row="8" table:table="1"/>
              <table:change-track-table-cell table:cell-address="Sheet3.E9" table:formula="of:=[.B9]/[.C9]^2" office:value-type="float" office:value="0.975056689342404"/>
            </table:cell-content-deletion>
            <table:cell-content-deletion>
              <table:cell-address table:column="3" table:row="8" table:table="1"/>
              <table:change-track-table-cell table:cell-address="Sheet3.D9" table:formula="of:=IF(ISBLANK([.C9]); 0;[.B9]/[.C9])" office:value-type="float" office:value="20.4761904761905"/>
            </table:cell-content-deletion>
            <table:cell-content-deletion>
              <table:cell-address table:column="2" table:row="8" table:table="1"/>
              <table:change-track-table-cell office:value-type="float" office:value="21"/>
            </table:cell-content-deletion>
            <table:cell-content-deletion>
              <table:cell-address table:column="1" table:row="8" table:table="1"/>
              <table:change-track-table-cell office:value-type="float" office:value="430"/>
            </table:cell-content-deletion>
            <table:cell-content-deletion>
              <table:cell-address table:column="0" table:row="8" table:table="1"/>
              <table:change-track-table-cell office:value-type="string">
                <text:p>kindern grenzen setzen</text:p>
              </table:change-track-table-cell>
            </table:cell-content-deletion>
          </table:deletions>
        </table:deletion>
        <table:cell-content-change table:id="ct11">
          <table:cell-address table:column="0" table:row="26" table:table="1"/>
          <office:change-info>
            <dc:creator> </dc:creator>
            <dc:date>2021-03-16T16:21:24.972706379</dc:date>
          </office:change-info>
          <table:previous table:id="ct3">
            <table:change-track-table-cell/>
          </table:previous>
        </table:cell-content-change>
        <table:cell-content-change table:id="ct12">
          <table:cell-address table:column="1" table:row="26" table:table="1"/>
          <office:change-info>
            <dc:creator> </dc:creator>
            <dc:date>2021-03-16T16:21:58.686956315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26" table:table="1"/>
          <office:change-info>
            <dc:creator> </dc:creator>
            <dc:date>2021-03-16T16:22:09.092866047</dc:date>
          </office:change-info>
          <table:previous table:id="ct4">
            <table:change-track-table-cell/>
          </table:previous>
        </table:cell-content-change>
        <table:cell-content-change table:id="ct14">
          <table:cell-address table:column="3" table:row="26" table:table="1"/>
          <office:change-info>
            <dc:creator> </dc:creator>
            <dc:date>2021-03-16T16:22:20.439662494</dc:date>
          </office:change-info>
          <table:previous table:id="ct5">
            <table:change-track-table-cell/>
          </table:previous>
        </table:cell-content-change>
        <table:cell-content-change table:id="ct15">
          <table:cell-address table:column="4" table:row="26" table:table="1"/>
          <office:change-info>
            <dc:creator> </dc:creator>
            <dc:date>2021-03-16T16:22:20.440020328</dc:date>
          </office:change-info>
          <table:previous table:id="ct6">
            <table:change-track-table-cell/>
          </table:previous>
        </table:cell-content-change>
        <table:cell-content-change table:id="ct16">
          <table:cell-address table:column="5" table:row="3" table:table="1"/>
          <office:change-info>
            <dc:creator> </dc:creator>
            <dc:date>2021-03-16T16:23:31.844271058</dc:date>
          </office:change-info>
          <table:previous>
            <table:change-track-table-cell/>
          </table:previous>
        </table:cell-content-change>
        <table:deletion table:id="ct17" table:type="row" table:position="1" table:table="1" table:multi-deletion-spanned="2">
          <office:change-info>
            <dc:creator> </dc:creator>
            <dc:date>2021-03-16T16:23:38.170247779</dc:date>
          </office:change-info>
          <table:deletions>
            <table:cell-content-deletion table:id="ct2">
              <table:change-track-table-cell table:cell-address="Sheet3.E2" table:formula="of:=[.B2]/[.C2]^2" office:value-type="float" office:value="5.5363321799308"/>
            </table:cell-content-deletion>
            <table:cell-content-deletion>
              <table:cell-address table:column="0" table:row="1" table:table="1"/>
              <table:change-track-table-cell office:value-type="string">
                <text:p>ab wann lachen babys</text:p>
              </table:change-track-table-cell>
            </table:cell-content-deletion>
            <table:cell-content-deletion>
              <table:cell-address table:column="1" table:row="1" table:table="1"/>
              <table:change-track-table-cell office:value-type="float" office:value="2800"/>
            </table:cell-content-deletion>
            <table:cell-content-deletion>
              <table:cell-address table:column="2" table:row="1" table:table="1"/>
              <table:change-track-table-cell office:value-type="float" office:value="20"/>
            </table:cell-content-deletion>
            <table:cell-content-deletion>
              <table:cell-address table:column="3" table:row="1" table:table="1"/>
              <table:change-track-table-cell table:cell-address="Sheet3.D2" table:formula="of:=IF(ISBLANK([.C2]); 0;[.B2]/[.C2])" office:value-type="float" office:value="94.1176470588235"/>
            </table:cell-content-deletion>
          </table:deletions>
        </table:deletion>
        <table:deletion table:id="ct18" table:type="row" table:position="1" table:table="1">
          <office:change-info>
            <dc:creator> </dc:creator>
            <dc:date>2021-03-16T16:23:38.170471504</dc:date>
          </office:change-info>
          <table:deletions>
            <table:change-deletion table:id="ct17"/>
            <table:cell-content-deletion>
              <table:cell-address table:column="0" table:row="1" table:table="1"/>
              <table:change-track-table-cell office:value-type="string">
                <text:p>spiele für 2 jährige</text:p>
              </table:change-track-table-cell>
            </table:cell-content-deletion>
            <table:cell-content-deletion>
              <table:cell-address table:column="1" table:row="1" table:table="1"/>
              <table:change-track-table-cell office:value-type="float" office:value="3500"/>
            </table:cell-content-deletion>
            <table:cell-content-deletion>
              <table:cell-address table:column="2" table:row="1" table:table="1"/>
              <table:change-track-table-cell office:value-type="float" office:value="23"/>
            </table:cell-content-deletion>
            <table:cell-content-deletion>
              <table:cell-address table:column="3" table:row="1" table:table="1"/>
              <table:change-track-table-cell table:cell-address="Sheet3.D3" table:formula="of:=IF(ISBLANK([.C3]); 0;[.B3]/[.C3])" office:value-type="float" office:value="75"/>
            </table:cell-content-deletion>
            <table:cell-content-deletion>
              <table:cell-address table:column="4" table:row="1" table:table="1"/>
              <table:change-track-table-cell table:cell-address="Sheet3.E3" table:formula="of:=[.B3]/[.C3]^2" office:value-type="float" office:value="3.75"/>
            </table:cell-content-deletion>
          </table:deletions>
        </table:deletion>
        <table:cell-content-change table:id="ct19">
          <table:cell-address table:column="5" table:row="1" table:table="1"/>
          <office:change-info>
            <dc:creator> </dc:creator>
            <dc:date>2021-03-16T16:23:52.898453741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3" table:table="1"/>
          <office:change-info>
            <dc:creator> </dc:creator>
            <dc:date>2021-03-16T16:23:54.694514153</dc:date>
          </office:change-info>
          <table:previous table:id="ct16">
            <table:change-track-table-cell office:value-type="float" office:value="1"/>
          </table:previous>
        </table:cell-content-change>
        <table:cell-content-change table:id="ct21">
          <table:cell-address table:column="5" table:row="6" table:table="1"/>
          <office:change-info>
            <dc:creator> </dc:creator>
            <dc:date>2021-03-16T16:24:10.267379641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11" table:table="1"/>
          <office:change-info>
            <dc:creator> </dc:creator>
            <dc:date>2021-03-16T16:24:30.350672729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13" table:table="1"/>
          <office:change-info>
            <dc:creator> </dc:creator>
            <dc:date>2021-03-16T16:24:41.070058980</dc:date>
          </office:change-info>
          <table:previous>
            <table:change-track-table-cell/>
          </table:previous>
        </table:cell-content-change>
        <table:deletion table:id="ct24" table:type="row" table:position="15" table:table="1">
          <office:change-info>
            <dc:creator> </dc:creator>
            <dc:date>2021-03-16T16:24:47.909638306</dc:date>
          </office:change-info>
          <table:deletions>
            <table:cell-content-deletion>
              <table:cell-address table:column="0" table:row="15" table:table="1"/>
              <table:change-track-table-cell office:value-type="string">
                <text:p>grenzen setzen bei erwachsenen</text:p>
              </table:change-track-table-cell>
            </table:cell-content-deletion>
            <table:cell-content-deletion>
              <table:cell-address table:column="1" table:row="15" table:table="1"/>
              <table:change-track-table-cell office:value-type="float" office:value="80"/>
            </table:cell-content-deletion>
            <table:cell-content-deletion>
              <table:cell-address table:column="2" table:row="15" table:table="1"/>
              <table:change-track-table-cell office:value-type="float" office:value="12"/>
            </table:cell-content-deletion>
            <table:cell-content-deletion>
              <table:cell-address table:column="3" table:row="15" table:table="1"/>
              <table:change-track-table-cell table:cell-address="Sheet3.D16" table:formula="of:=IF(ISBLANK([.C16]); 0;[.B16]/[.C16])" office:value-type="float" office:value="11.4285714285714"/>
            </table:cell-content-deletion>
            <table:cell-content-deletion>
              <table:cell-address table:column="4" table:row="15" table:table="1"/>
              <table:change-track-table-cell table:cell-address="Sheet3.E16" table:formula="of:=[.B16]/[.C16]^2" office:value-type="float" office:value="0.54421768707483"/>
            </table:cell-content-deletion>
          </table:deletions>
        </table:deletion>
        <table:cell-content-change table:id="ct25">
          <table:cell-address table:column="5" table:row="17" table:table="1"/>
          <office:change-info>
            <dc:creator> </dc:creator>
            <dc:date>2021-03-16T16:25:07.422135721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18" table:table="1"/>
          <office:change-info>
            <dc:creator> </dc:creator>
            <dc:date>2021-03-16T16:35:11.014192032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Avg. Search Volume (Last 12 months)</text:p>
          </table:table-cell>
          <table:table-cell office:value-type="string" calcext:value-type="string">
            <text:p>Keyword Difficult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worth considering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streng</text:p>
          </table:table-cell>
          <table:table-cell office:value-type="float" office:value="17200" calcext:value-type="float">
            <text:p>17200</text:p>
          </table:table-cell>
          <table:table-cell office:value-type="float" office:value="25" calcext:value-type="float">
            <text:p>25</text:p>
          </table:table-cell>
          <table:table-cell table:formula="of:=IF(ISBLANK([.C2]); 0;[.B2]/[.C2])" office:value-type="float" office:value="688" calcext:value-type="float">
            <text:p>688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</text:p>
          </table:table-cell>
          <table:table-cell office:value-type="float" office:value="12100" calcext:value-type="float">
            <text:p>12100</text:p>
          </table:table-cell>
          <table:table-cell office:value-type="float" office:value="23" calcext:value-type="float">
            <text:p>23</text:p>
          </table:table-cell>
          <table:table-cell table:formula="of:=IF(ISBLANK([.C3]); 0;[.B3]/[.C3])" office:value-type="float" office:value="526.086956521739" calcext:value-type="float">
            <text:p>526.09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er</text:p>
          </table:table-cell>
          <table:table-cell office:value-type="float" office:value="12100" calcext:value-type="float">
            <text:p>12100</text:p>
          </table:table-cell>
          <table:table-cell office:value-type="float" office:value="28" calcext:value-type="float">
            <text:p>28</text:p>
          </table:table-cell>
          <table:table-cell table:formula="of:=IF(ISBLANK([.C4]); 0;[.B4]/[.C4])" office:value-type="float" office:value="432.142857142857" calcext:value-type="float">
            <text:p>432.14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onsequent</text:p>
          </table:table-cell>
          <table:table-cell office:value-type="float" office:value="8900" calcext:value-type="float">
            <text:p>8900</text:p>
          </table:table-cell>
          <table:table-cell office:value-type="float" office:value="23" calcext:value-type="float">
            <text:p>23</text:p>
          </table:table-cell>
          <table:table-cell table:formula="of:=IF(ISBLANK([.C5]); 0;[.B5]/[.C5])" office:value-type="float" office:value="386.95652173913" calcext:value-type="float">
            <text:p>386.96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für 3 jährige</text:p>
          </table:table-cell>
          <table:table-cell office:value-type="float" office:value="2900" calcext:value-type="float">
            <text:p>2900</text:p>
          </table:table-cell>
          <table:table-cell office:value-type="float" office:value="18" calcext:value-type="float">
            <text:p>18</text:p>
          </table:table-cell>
          <table:table-cell table:formula="of:=IF(ISBLANK([.C6]); 0;[.B6]/[.C6])" office:value-type="float" office:value="161.111111111111" calcext:value-type="float">
            <text:p>161.11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piele für 2 jährige</text:p>
          </table:table-cell>
          <table:table-cell office:value-type="float" office:value="3500" calcext:value-type="float">
            <text:p>3500</text:p>
          </table:table-cell>
          <table:table-cell office:value-type="float" office:value="23" calcext:value-type="float">
            <text:p>23</text:p>
          </table:table-cell>
          <table:table-cell table:formula="of:=IF(ISBLANK([.C7]); 0;[.B7]/[.C7])" office:value-type="float" office:value="152.173913043478" calcext:value-type="float">
            <text:p>152.17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2 jähriges kind</text:p>
          </table:table-cell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  <table:table-cell table:formula="of:=IF(ISBLANK([.C8]); 0;[.B8]/[.C8])" office:value-type="float" office:value="131.578947368421" calcext:value-type="float">
            <text:p>131.5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2 jahre</text:p>
          </table:table-cell>
          <table:table-cell office:value-type="float" office:value="3100" calcext:value-type="float">
            <text:p>3100</text:p>
          </table:table-cell>
          <table:table-cell office:value-type="float" office:value="29" calcext:value-type="float">
            <text:p>29</text:p>
          </table:table-cell>
          <table:table-cell table:formula="of:=IF(ISBLANK([.C9]); 0;[.B9]/[.C9])" office:value-type="float" office:value="106.896551724138" calcext:value-type="float">
            <text:p>106.9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enzen setzen</text:p>
          </table:table-cell>
          <table:table-cell office:value-type="float" office:value="1600" calcext:value-type="float">
            <text:p>1600</text:p>
          </table:table-cell>
          <table:table-cell office:value-type="float" office:value="17" calcext:value-type="float">
            <text:p>17</text:p>
          </table:table-cell>
          <table:table-cell table:formula="of:=IF(ISBLANK([.C10]); 0;[.B10]/[.C10])" office:value-type="float" office:value="94.1176470588235" calcext:value-type="float">
            <text:p>94.12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baby 1 jahr</text:p>
          </table:table-cell>
          <table:table-cell office:value-type="float" office:value="2800" calcext:value-type="float">
            <text:p>2800</text:p>
          </table:table-cell>
          <table:table-cell office:value-type="float" office:value="33" calcext:value-type="float">
            <text:p>33</text:p>
          </table:table-cell>
          <table:table-cell table:formula="of:=IF(ISBLANK([.C11]); 0;[.B11]/[.C11])" office:value-type="float" office:value="84.8484848484848" calcext:value-type="float">
            <text:p>84.85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jähriges kind</text:p>
          </table:table-cell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table:formula="of:=IF(ISBLANK([.C12]); 0;[.B12]/[.C12])" office:value-type="float" office:value="65.2173913043478" calcext:value-type="float">
            <text:p>65.22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1 jahr</text:p>
          </table:table-cell>
          <table:table-cell office:value-type="float" office:value="1900" calcext:value-type="float">
            <text:p>1900</text:p>
          </table:table-cell>
          <table:table-cell office:value-type="float" office:value="34" calcext:value-type="float">
            <text:p>34</text:p>
          </table:table-cell>
          <table:table-cell table:formula="of:=IF(ISBLANK([.C13]); 0;[.B13]/[.C13])" office:value-type="float" office:value="55.8823529411765" calcext:value-type="float">
            <text:p>55.8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greifen babys</text:p>
          </table:table-cell>
          <table:table-cell office:value-type="float" office:value="940" calcext:value-type="float">
            <text:p>940</text:p>
          </table:table-cell>
          <table:table-cell office:value-type="float" office:value="24" calcext:value-type="float">
            <text:p>24</text:p>
          </table:table-cell>
          <table:table-cell table:formula="of:=IF(ISBLANK([.C14]); 0;[.B14]/[.C14])" office:value-type="float" office:value="39.1666666666667" calcext:value-type="float">
            <text:p>39.17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ücher für 2 jährige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table:formula="of:=IF(ISBLANK([.C15]); 0;[.B15]/[.C15])" office:value-type="float" office:value="38.3333333333333" calcext:value-type="float">
            <text:p>38.33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erziehungsratgeber</text:p>
          </table:table-cell>
          <table:table-cell office:value-type="float" office:value="1300" calcext:value-type="float">
            <text:p>1300</text:p>
          </table:table-cell>
          <table:table-cell office:value-type="float" office:value="35" calcext:value-type="float">
            <text:p>35</text:p>
          </table:table-cell>
          <table:table-cell table:formula="of:=IF(ISBLANK([.C16]); 0;[.B16]/[.C16])" office:value-type="float" office:value="37.1428571428571" calcext:value-type="float">
            <text:p>37.14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kind 4 jahre</text:p>
          </table:table-cell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table:formula="of:=IF(ISBLANK([.C17]); 0;[.B17]/[.C17])" office:value-type="float" office:value="36.1538461538462" calcext:value-type="float">
            <text:p>36.15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alter</text:p>
          </table:table-cell>
          <table:table-cell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table:formula="of:=IF(ISBLANK([.C18]); 0;[.B18]/[.C18])" office:value-type="float" office:value="35.1851851851852" calcext:value-type="float">
            <text:p>35.19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ind erziehen</text:p>
          </table:table-cell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formula="of:=IF(ISBLANK([.C19]); 0;[.B19]/[.C19])" office:value-type="float" office:value="34.4827586206897" calcext:value-type="float">
            <text:p>34.48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nder verstehen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table:formula="of:=IF(ISBLANK([.C20]); 0;[.B20]/[.C20])" office:value-type="float" office:value="34.2857142857143" calcext:value-type="float">
            <text:p>34.29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5 jähriges kind</text:p>
          </table:table-cell>
          <table:table-cell office:value-type="float" office:value="770" calcext:value-type="float">
            <text:p>770</text:p>
          </table:table-cell>
          <table:table-cell office:value-type="float" office:value="23" calcext:value-type="float">
            <text:p>23</text:p>
          </table:table-cell>
          <table:table-cell table:formula="of:=IF(ISBLANK([.C21]); 0;[.B21]/[.C21])" office:value-type="float" office:value="33.4782608695652" calcext:value-type="float">
            <text:p>33.48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byerziehung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IF(ISBLANK([.C22]); 0;[.B22]/[.C22])" office:value-type="float" office:value="31.5384615384615" calcext:value-type="float">
            <text:p>31.54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mutter sohn beziehung psychologie</text:p>
          </table:table-cell>
          <table:table-cell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table:formula="of:=IF(ISBLANK([.C23]); 0;[.B23]/[.C23])" office:value-type="float" office:value="30.5882352941176" calcext:value-type="float">
            <text:p>30.59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inder erziehen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IF(ISBLANK([.C24]); 0;[.B24]/[.C24])" office:value-type="float" office:value="27.7777777777778" calcext:value-type="float">
            <text:p>27.78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kleinkind 2 jahre</text:p>
          </table:table-cell>
          <table:table-cell office:value-type="float" office:value="690" calcext:value-type="float">
            <text:p>690</text:p>
          </table:table-cell>
          <table:table-cell office:value-type="float" office:value="26" calcext:value-type="float">
            <text:p>26</text:p>
          </table:table-cell>
          <table:table-cell table:formula="of:=IF(ISBLANK([.C25]); 0;[.B25]/[.C25])" office:value-type="float" office:value="26.5384615384615" calcext:value-type="float">
            <text:p>26.54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kind 2 jahre</text:p>
          </table:table-cell>
          <table:table-cell office:value-type="float" office:value="510" calcext:value-type="float">
            <text:p>510</text:p>
          </table:table-cell>
          <table:table-cell office:value-type="float" office:value="23" calcext:value-type="float">
            <text:p>23</text:p>
          </table:table-cell>
          <table:table-cell table:formula="of:=IF(ISBLANK([.C26]); 0;[.B26]/[.C26])" office:value-type="float" office:value="22.1739130434783" calcext:value-type="float">
            <text:p>22.17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indern grenzen setzen</text:p>
          </table:table-cell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table:formula="of:=IF(ISBLANK([.C27]); 0;[.B27]/[.C27])" office:value-type="float" office:value="20.4761904761905" calcext:value-type="float">
            <text:p>20.48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kinder erziehung</text:p>
          </table:table-cell>
          <table:table-cell office:value-type="float" office:value="630" calcext:value-type="float">
            <text:p>630</text:p>
          </table:table-cell>
          <table:table-cell office:value-type="float" office:value="31" calcext:value-type="float">
            <text:p>31</text:p>
          </table:table-cell>
          <table:table-cell table:formula="of:=IF(ISBLANK([.C28]); 0;[.B28]/[.C28])" office:value-type="float" office:value="20.3225806451613" calcext:value-type="float">
            <text:p>20.32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3 jahre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table:formula="of:=IF(ISBLANK([.C29]); 0;[.B29]/[.C29])" office:value-type="float" office:value="17.2727272727273" calcext:value-type="float">
            <text:p>17.27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kind grenzen setzen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table:formula="of:=IF(ISBLANK([.C30]); 0;[.B30]/[.C30])" office:value-type="float" office:value="15.9259259259259" calcext:value-type="float">
            <text:p>15.93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aby erziehen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table:formula="of:=IF(ISBLANK([.C31]); 0;[.B31]/[.C31])" office:value-type="float" office:value="15.3846153846154" calcext:value-type="float">
            <text:p>15.38</text:p>
          </table:table-cell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 table:visibility="filter">
          <table:table-cell office:value-type="string" calcext:value-type="string">
            <text:p>baby erziehung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table:formula="of:=IF(ISBLANK([.C32]); 0;[.B32]/[.C32])" office:value-type="float" office:value="15.3846153846154" calcext:value-type="float">
            <text:p>15.3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kinder</text:p>
          </table:table-cell>
          <table:table-cell office:value-type="float" office:value="290" calcext:value-type="float">
            <text:p>290</text:p>
          </table:table-cell>
          <table:table-cell office:value-type="float" office:value="23" calcext:value-type="float">
            <text:p>23</text:p>
          </table:table-cell>
          <table:table-cell table:formula="of:=IF(ISBLANK([.C33]); 0;[.B33]/[.C33])" office:value-type="float" office:value="12.6086956521739" calcext:value-type="float">
            <text:p>12.61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kinder</text:p>
          </table:table-cell>
          <table:table-cell office:value-type="float" office:value="430" calcext:value-type="float">
            <text:p>430</text:p>
          </table:table-cell>
          <table:table-cell office:value-type="float" office:value="35" calcext:value-type="float">
            <text:p>35</text:p>
          </table:table-cell>
          <table:table-cell table:formula="of:=IF(ISBLANK([.C34]); 0;[.B34]/[.C34])" office:value-type="float" office:value="12.2857142857143" calcext:value-type="float">
            <text:p>12.29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ie erziehe ich mein kind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table:formula="of:=IF(ISBLANK([.C35]); 0;[.B35]/[.C35])" office:value-type="float" office:value="11.3793103448276" calcext:value-type="float">
            <text:p>11.3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kind</text:p>
          </table:table-cell>
          <table:table-cell office:value-type="float" office:value="430" calcext:value-type="float">
            <text:p>430</text:p>
          </table:table-cell>
          <table:table-cell office:value-type="float" office:value="38" calcext:value-type="float">
            <text:p>38</text:p>
          </table:table-cell>
          <table:table-cell table:formula="of:=IF(ISBLANK([.C36]); 0;[.B36]/[.C36])" office:value-type="float" office:value="11.3157894736842" calcext:value-type="float">
            <text:p>11.32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ohne schreien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formula="of:=IF(ISBLANK([.C37]); 0;[.B37]/[.C37])" office:value-type="float" office:value="10" calcext:value-type="float">
            <text:p>1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für baby 3 monate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IF(ISBLANK([.C38]); 0;[.B38]/[.C38])" office:value-type="float" office:value="9.54545454545455" calcext:value-type="float">
            <text:p>9.55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kind 5 jahre</text:p>
          </table:table-cell>
          <table:table-cell office:value-type="float" office:value="310" calcext:value-type="float">
            <text:p>310</text:p>
          </table:table-cell>
          <table:table-cell office:value-type="float" office:value="33" calcext:value-type="float">
            <text:p>33</text:p>
          </table:table-cell>
          <table:table-cell table:formula="of:=IF(ISBLANK([.C39]); 0;[.B39]/[.C39])" office:value-type="float" office:value="9.39393939393939" calcext:value-type="float">
            <text:p>9.39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ratgeber kleinkind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table:formula="of:=IF(ISBLANK([.C40]); 0;[.B40]/[.C40])" office:value-type="float" office:value="9.33333333333333" calcext:value-type="float">
            <text:p>9.3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ie macht man ein kind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table:formula="of:=IF(ISBLANK([.C41]); 0;[.B41]/[.C41])" office:value-type="float" office:value="8.92857142857143" calcext:value-type="float">
            <text:p>8.9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ähriges kind fördern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table:formula="of:=IF(ISBLANK([.C42]); 0;[.B42]/[.C42])" office:value-type="float" office:value="8.69565217391304" calcext:value-type="float">
            <text:p>8.7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ratgeber kleinkinder</text:p>
          </table:table-cell>
          <table:table-cell office:value-type="float" office:value="280" calcext:value-type="float">
            <text:p>280</text:p>
          </table:table-cell>
          <table:table-cell office:value-type="float" office:value="35" calcext:value-type="float">
            <text:p>35</text:p>
          </table:table-cell>
          <table:table-cell table:formula="of:=IF(ISBLANK([.C43]); 0;[.B43]/[.C43])" office:value-type="float" office:value="8" calcext:value-type="float">
            <text:p>8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bei kindern übunge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IF(ISBLANK([.C44]); 0;[.B44]/[.C44])" office:value-type="float" office:value="8" calcext:value-type="float">
            <text:p>8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jahr altes baby</text:p>
          </table:table-cell>
          <table:table-cell office:value-type="float" office:value="250" calcext:value-type="float">
            <text:p>250</text:p>
          </table:table-cell>
          <table:table-cell office:value-type="float" office:value="33" calcext:value-type="float">
            <text:p>33</text:p>
          </table:table-cell>
          <table:table-cell table:formula="of:=IF(ISBLANK([.C45]); 0;[.B45]/[.C45])" office:value-type="float" office:value="7.57575757575758" calcext:value-type="float">
            <text:p>7.5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kleinkind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table:formula="of:=IF(ISBLANK([.C46]); 0;[.B46]/[.C46])" office:value-type="float" office:value="7.5" calcext:value-type="float">
            <text:p>7.5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erziehen ohne schreien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table:formula="of:=IF(ISBLANK([.C47]); 0;[.B47]/[.C47])" office:value-type="float" office:value="7.22222222222222" calcext:value-type="float">
            <text:p>7.22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 richtig erziehen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table:formula="of:=IF(ISBLANK([.C48]); 0;[.B48]/[.C48])" office:value-type="float" office:value="7.14285714285714" calcext:value-type="float">
            <text:p>7.14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 bild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table:formula="of:=IF(ISBLANK([.C49]); 0;[.B49]/[.C49])" office:value-type="float" office:value="7.02702702702703" calcext:value-type="float">
            <text:p>7.0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rziehung tipps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formula="of:=IF(ISBLANK([.C50]); 0;[.B50]/[.C50])" office:value-type="float" office:value="6.42857142857143" calcext:value-type="float">
            <text:p>6.4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4 jähriges kind fördern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formula="of:=IF(ISBLANK([.C51]); 0;[.B51]/[.C51])" office:value-type="float" office:value="6.11111111111111" calcext:value-type="float">
            <text:p>6.11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versteht baby nein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IF(ISBLANK([.C52]); 0;[.B52]/[.C52])" office:value-type="float" office:value="5.76923076923077" calcext:value-type="float">
            <text:p>5.77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bei kindern pädagogik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IF(ISBLANK([.C53]); 0;[.B53]/[.C53])" office:value-type="float" office:value="5.33333333333333" calcext:value-type="float">
            <text:p>5.33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baby erziehen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formula="of:=IF(ISBLANK([.C54]); 0;[.B54]/[.C54])" office:value-type="float" office:value="4.78260869565217" calcext:value-type="float">
            <text:p>4.78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bei kindern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IF(ISBLANK([.C55]); 0;[.B55]/[.C55])" office:value-type="float" office:value="3.91304347826087" calcext:value-type="float">
            <text:p>3.91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rziehung hilf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ISBLANK([.C56]); 0;[.B56]/[.C56])" office:value-type="float" office:value="2.66666666666667" calcext:value-type="float">
            <text:p>2.67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baby 1 jahr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formula="of:=IF(ISBLANK([.C57]); 0;[.B57]/[.C57])" office:value-type="float" office:value="2.25806451612903" calcext:value-type="float">
            <text:p>2.26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erziehung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ISBLANK([.C58]); 0;[.B58]/[.C5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leinkind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IF(ISBLANK([.C59]); 0;[.B59]/[.C5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grenzen setzen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60]); 0;[.B60]/[.C6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tipps kleinkind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61]); 0;[.B61]/[.C6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tipps kleinkinder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62]); 0;[.B62]/[.C6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inder erziehen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63]); 0;[.B63]/[.C6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erziehung regeln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64]); 0;[.B64]/[.C6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baby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ISBLANK([.C65]); 0;[.B65]/[.C6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richtige erziehung bei kindern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66]); 0;[.B66]/[.C6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akzeptiert keine grenzen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IF(ISBLANK([.C67]); 0;[.B67]/[.C6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ab wann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C68]); 0;[.B68]/[.C6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4 jähriges kind trotzphas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ISBLANK([.C69]); 0;[.B69]/[.C6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onsequent grenzen setze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70]); 0;[.B70]/[.C7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ähriges kind trotzphas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SBLANK([.C71]); 0;[.B71]/[.C7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5 jähriges kind trotzpha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ISBLANK([.C72]); 0;[.B72]/[.C7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setzen bei erwachsenen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73]); 0;[.B73]/[.C7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7 monate altes kind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ISBLANK([.C74]); 0;[.B74]/[.C7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ab 1 jahr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IF(ISBLANK([.C75]); 0;[.B75]/[.C7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gehorcht nich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ISBLANK([.C76]); 0;[.B76]/[.C7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zweijähriges kind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IF(ISBLANK([.C77]); 0;[.B77]/[.C7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rziehung 2 jährig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78]); 0;[.B78]/[.C7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ähriges kind hört nich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IF(ISBLANK([.C79]); 0;[.B79]/[.C7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2 jährig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SBLANK([.C80]); 0;[.B80]/[.C8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 brauchen grenzen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IF(ISBLANK([.C81]); 0;[.B81]/[.C8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akzeptiert kein nein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IF(ISBLANK([.C82]); 0;[.B82]/[.C8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ratgeber baby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ISBLANK([.C83]); 0;[.B83]/[.C8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spsychologie kleinkind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84]); 0;[.B84]/[.C8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zum baby erzoge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85]); 0;[.B85]/[.C8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grenzen austesten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86]); 0;[.B86]/[.C8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hört nicht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IF(ISBLANK([.C87]); 0;[.B87]/[.C8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reden baby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IF(ISBLANK([.C88]); 0;[.B88]/[.C8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mädchen 1 jahr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IF(ISBLANK([.C89]); 0;[.B89]/[.C8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ab 1 jahr junge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IF(ISBLANK([.C90]); 0;[.B90]/[.C9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regeln mit kindern aufstellen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ISBLANK([.C91]); 0;[.B91]/[.C9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kinder ab 1 jahr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IF(ISBLANK([.C92]); 0;[.B92]/[.C9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ab 3 jahren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ISBLANK([.C93]); 0;[.B93]/[.C9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sagen babys mama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IF(ISBLANK([.C94]); 0;[.B94]/[.C9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kinder 2 jahre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ISBLANK([.C95]); 0;[.B95]/[.C9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önnen kinder laufen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ISBLANK([.C96]); 0;[.B96]/[.C9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3 jährige jungs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IF(ISBLANK([.C97]); 0;[.B97]/[.C9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önnen babys gucken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IF(ISBLANK([.C98]); 0;[.B98]/[.C9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enn kinder nicht hören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IF(ISBLANK([.C99]); 0;[.B99]/[.C9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enn kinder nicht gehorchen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ISBLANK([.C100]); 0;[.B100]/[.C10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sagen baby mama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IF(ISBLANK([.C101]); 0;[.B101]/[.C10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nn können babys wa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IF(ISBLANK([.C102]); 0;[.B102]/[.C10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für 1 jähriges kin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ISBLANK([.C103]); 0;[.B103]/[.C10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3 jähriges kind fördern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04]); 0;[.B104]/[.C10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bücher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05]); 0;[.B105]/[.C10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3 jahren entwicklung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IF(ISBLANK([.C106]); 0;[.B106]/[.C10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onsequenzen wenn kind nicht hör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07]); 0;[.B107]/[.C10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ab 2 jahre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IF(ISBLANK([.C108]); 0;[.B108]/[.C10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jahr</text:p>
          </table:table-cell>
          <table:table-cell office:value-type="float" office:value="2100" calcext:value-type="float">
            <text:p>2100</text:p>
          </table:table-cell>
          <table:table-cell/>
          <table:table-cell table:formula="of:=IF(ISBLANK([.C109]); 0;[.B109]/[.C10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trotzphase ab wann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IF(ISBLANK([.C110]); 0;[.B110]/[.C11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sachen 1 jahr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IF(ISBLANK([.C111]); 0;[.B111]/[.C11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en kinder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IF(ISBLANK([.C112]); 0;[.B112]/[.C11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von kindern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ISBLANK([.C113]); 0;[.B113]/[.C11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 kind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IF(ISBLANK([.C114]); 0;[.B114]/[.C11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 kinder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IF(ISBLANK([.C115]); 0;[.B115]/[.C11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ltern erziehung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116]); 0;[.B116]/[.C11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injähriges kind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ISBLANK([.C117]); 0;[.B117]/[.C11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richtig erziehen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ISBLANK([.C118]); 0;[.B118]/[.C11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ahre altes kind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ISBLANK([.C119]); 0;[.B119]/[.C11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lter kleinkind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ISBLANK([.C120]); 0;[.B120]/[.C12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mit 5 jahren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ISBLANK([.C121]); 0;[.B121]/[.C12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richtige erziehung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SBLANK([.C122]); 0;[.B122]/[.C12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is wann kleinkind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IF(ISBLANK([.C123]); 0;[.B123]/[.C12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5 jähriges kin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ISBLANK([.C124]); 0;[.B124]/[.C12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mit 1 jahr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C125]); 0;[.B125]/[.C12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5 jährige kinder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IF(ISBLANK([.C126]); 0;[.B126]/[.C12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onsequente erziehung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ISBLANK([.C127]); 0;[.B127]/[.C12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1 jahr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ISBLANK([.C128]); 0;[.B128]/[.C12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 und eltern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ISBLANK([.C129]); 0;[.B129]/[.C12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2 jährige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IF(ISBLANK([.C130]); 0;[.B130]/[.C13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vom baby zum kleinkind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ISBLANK([.C131]); 0;[.B131]/[.C13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tipps für 8 jährig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32]); 0;[.B132]/[.C13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junge 1 jahr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IF(ISBLANK([.C133]); 0;[.B133]/[.C13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önnen babys hören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ISBLANK([.C134]); 0;[.B134]/[.C13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männern grenzen aufzeige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35]); 0;[.B135]/[.C13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3 jährige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IF(ISBLANK([.C136]); 0;[.B136]/[.C13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2 jährige sinnvoll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IF(ISBLANK([.C137]); 0;[.B137]/[.C13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kinder ab 2 jahr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ISBLANK([.C138]); 0;[.B138]/[.C13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nn können babys gucken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139]); 0;[.B139]/[.C13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ssen ab 1 jahr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ISBLANK([.C140]); 0;[.B140]/[.C14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mädchen 1 jahr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IF(ISBLANK([.C141]); 0;[.B141]/[.C14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mein kind ist unbelieb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ISBLANK([.C142]); 0;[.B142]/[.C14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s darf man ab 1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ISBLANK([.C143]); 0;[.B143]/[.C14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frustrationstoleranz kind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144]); 0;[.B144]/[.C14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aby spielzeug 2 jahr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145]); 0;[.B145]/[.C14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aby lachen ab wan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IF(ISBLANK([.C146]); 0;[.B146]/[.C14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psychologie trennung der eltern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ISBLANK([.C147]); 0;[.B147]/[.C14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aby 1 jahr spiele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ISBLANK([.C148]); 0;[.B148]/[.C14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tereoanlage kind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IF(ISBLANK([.C149]); 0;[.B149]/[.C14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erziehung bücher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IF(ISBLANK([.C150]); 0;[.B150]/[.C15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utanfall 2 jähriges kind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51]); 0;[.B151]/[.C15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junge 2 jahre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IF(ISBLANK([.C152]); 0;[.B152]/[.C15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kinder 2 jahre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IF(ISBLANK([.C153]); 0;[.B153]/[.C15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kinder 3 jahre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IF(ISBLANK([.C154]); 0;[.B154]/[.C15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-1</text:p>
          </table:table-cell>
          <table:table-cell office:value-type="float" office:value="5400" calcext:value-type="float">
            <text:p>5400</text:p>
          </table:table-cell>
          <table:table-cell/>
          <table:table-cell table:formula="of:=IF(ISBLANK([.C155]); 0;[.B155]/[.C15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kleinkind 1 jahr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IF(ISBLANK([.C156]); 0;[.B156]/[.C15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ab 1 jahr mädchen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IF(ISBLANK([.C157]); 0;[.B157]/[.C15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 jähriges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IF(ISBLANK([.C158]); 0;[.B158]/[.C15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igene grenzen wahrnehmen übungen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SBLANK([.C159]); 0;[.B159]/[.C15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nn sagt baby mama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IF(ISBLANK([.C160]); 0;[.B160]/[.C16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können babys lachen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IF(ISBLANK([.C161]); 0;[.B161]/[.C16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uch erziehung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ISBLANK([.C162]); 0;[.B162]/[.C16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2 jährige kinder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ISBLANK([.C163]); 0;[.B163]/[.C16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en im vertrauen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ISBLANK([.C164]); 0;[.B164]/[.C16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ntwicklung 3 lebensjahr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ISBLANK([.C165]); 0;[.B165]/[.C16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 erklärung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ISBLANK([.C166]); 0;[.B166]/[.C16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17 monate trotzpha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ISBLANK([.C167]); 0;[.B167]/[.C16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estes spielzeug für 1 jährige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ISBLANK([.C168]); 0;[.B168]/[.C16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uch kleinkind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ISBLANK([.C169]); 0;[.B169]/[.C16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1 jähriges kind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70]); 0;[.B170]/[.C17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monate lernen mit kindern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IF(ISBLANK([.C171]); 0;[.B171]/[.C17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wann fängt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IF(ISBLANK([.C172]); 0;[.B172]/[.C17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spiel ab 1 jahr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ISBLANK([.C173]); 0;[.B173]/[.C17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3 jahre junge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IF(ISBLANK([.C174]); 0;[.B174]/[.C17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trotzphase entwicklungspsychologi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75]); 0;[.B175]/[.C17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trotzphase wie lange dauert e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76]); 0;[.B176]/[.C17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bücher für kleinkinder ab 1 jahr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IF(ISBLANK([.C177]); 0;[.B177]/[.C17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rspiele ab 1 jahr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ISBLANK([.C178]); 0;[.B178]/[.C17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ortarten für 4 jährige jung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79]); 0;[.B179]/[.C17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2 monate altes baby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ISBLANK([.C180]); 0;[.B180]/[.C18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rziehungstipps für 9 jährig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SBLANK([.C181]); 0;[.B181]/[.C18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trotzphase kleinkind 18 monat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182]); 0;[.B182]/[.C18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15 monate trotzphas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ISBLANK([.C183]); 0;[.B183]/[.C18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3 jährige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IF(ISBLANK([.C184]); 0;[.B184]/[.C18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1 jahr junge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IF(ISBLANK([.C185]); 0;[.B185]/[.C18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für kleinkinder ab 1 jahr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IF(ISBLANK([.C186]); 0;[.B186]/[.C18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ssen ab 1 jahr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C187]); 0;[.B187]/[.C18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ab wann dürfen baby essen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88]); 0;[.B188]/[.C18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2 jähriges kind entwicklung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ISBLANK([.C189]); 0;[.B189]/[.C18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nein nicht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IF(ISBLANK([.C190]); 0;[.B190]/[.C19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ideen für 1 jährige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ISBLANK([.C191]); 0;[.B191]/[.C191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jungen 3 jahre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ISBLANK([.C192]); 0;[.B192]/[.C192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kinder ab 2 jahre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IF(ISBLANK([.C193]); 0;[.B193]/[.C193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e ab 1 jahr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IF(ISBLANK([.C194]); 0;[.B194]/[.C194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essen kleinkind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IF(ISBLANK([.C195]); 0;[.B195]/[.C195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pielzeug für 2 jähriges mädchen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ISBLANK([.C196]); 0;[.B196]/[.C196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 7 jahre hört nicht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ISBLANK([.C197]); 0;[.B197]/[.C197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indesentwicklung 2 jahr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SBLANK([.C198]); 0;[.B198]/[.C198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strenge eltern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IF(ISBLANK([.C199]); 0;[.B199]/[.C199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visibility="filter">
          <table:table-cell office:value-type="string" calcext:value-type="string">
            <text:p>kleinkind 17 monate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IF(ISBLANK([.C200]); 0;[.B200]/[.C200])" office:value-type="float" office:value="0" calcext:value-type="float">
            <text:p>0.00</text:p>
          </table:table-cell>
          <table:table-cell table:number-columns-repeated="64"/>
        </table:table-row>
        <table:table-row table:style-name="ro1" table:number-rows-repeated="1048375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Avg. Search Volume</text:p>
          </table:table-cell>
          <table:table-cell office:value-type="string" calcext:value-type="string">
            <text:p>Keyword Difficulty</text:p>
          </table:table-cell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r2</text:p>
          </table:table-cell>
          <table:table-cell/>
        </table:table-row>
        <table:table-row table:style-name="ro1">
          <table:table-cell office:value-type="string" calcext:value-type="string">
            <text:p>grenzen setzen</text:p>
          </table:table-cell>
          <table:table-cell office:value-type="float" office:value="1600" calcext:value-type="float">
            <text:p>1600</text:p>
          </table:table-cell>
          <table:table-cell office:value-type="float" office:value="17" calcext:value-type="float">
            <text:p>17</text:p>
          </table:table-cell>
          <table:table-cell table:formula="of:=IF(ISBLANK([.C2]); 0;[.B2]/[.C2])" office:value-type="float" office:value="94.1176470588235" calcext:value-type="float">
            <text:p>94.12</text:p>
          </table:table-cell>
          <table:table-cell table:formula="of:=[.B2]/[.C2]^2" office:value-type="float" office:value="5.5363321799308" calcext:value-type="float">
            <text:p>5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ückliche kinder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table:formula="of:=IF(ISBLANK([.C3]); 0;[.B3]/[.C3])" office:value-type="float" office:value="75" calcext:value-type="float">
            <text:p>75.00</text:p>
          </table:table-cell>
          <table:table-cell table:formula="of:=[.B3]/[.C3]^2"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string" calcext:value-type="string">
            <text:p>babyerziehung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IF(ISBLANK([.C4]); 0;[.B4]/[.C4])" office:value-type="float" office:value="31.5384615384615" calcext:value-type="float">
            <text:p>31.54</text:p>
          </table:table-cell>
          <table:table-cell table:formula="of:=[.B4]/[.C4]^2" office:value-type="float" office:value="2.42603550295858" calcext:value-type="float">
            <text:p>2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ücher für 2 jährige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table:formula="of:=IF(ISBLANK([.C5]); 0;[.B5]/[.C5])" office:value-type="float" office:value="38.3333333333333" calcext:value-type="float">
            <text:p>38.33</text:p>
          </table:table-cell>
          <table:table-cell table:formula="of:=[.B5]/[.C5]^2" office:value-type="float" office:value="2.12962962962963" calcext:value-type="float">
            <text:p>2.13</text:p>
          </table:table-cell>
          <table:table-cell/>
        </table:table-row>
        <table:table-row table:style-name="ro1">
          <table:table-cell office:value-type="string" calcext:value-type="string">
            <text:p>baby schläft nur mit körperkontakt</text:p>
          </table:table-cell>
          <table:table-cell office:value-type="float" office:value="830" calcext:value-type="float">
            <text:p>830</text:p>
          </table:table-cell>
          <table:table-cell office:value-type="float" office:value="20" calcext:value-type="float">
            <text:p>20</text:p>
          </table:table-cell>
          <table:table-cell table:formula="of:=IF(ISBLANK([.C6]); 0;[.B6]/[.C6])" office:value-type="float" office:value="41.5" calcext:value-type="float">
            <text:p>41.50</text:p>
          </table:table-cell>
          <table:table-cell table:formula="of:=[.B6]/[.C6]^2" office:value-type="float" office:value="2.075" calcext:value-type="float">
            <text:p>2.08</text:p>
          </table:table-cell>
          <table:table-cell/>
        </table:table-row>
        <table:table-row table:style-name="ro1">
          <table:table-cell office:value-type="string" calcext:value-type="string">
            <text:p>kind akzeptiert keine grenzen</text:p>
          </table:table-cell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table:formula="of:=IF(ISBLANK([.C7]); 0;[.B7]/[.C7])" office:value-type="float" office:value="36.6666666666667" calcext:value-type="float">
            <text:p>36.67</text:p>
          </table:table-cell>
          <table:table-cell table:formula="of:=[.B7]/[.C7]^2" office:value-type="float" office:value="2.03703703703704" calcext:value-type="float">
            <text:p>2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nzen setzen lernen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IF(ISBLANK([.C8]); 0;[.B8]/[.C8])" office:value-type="float" office:value="15" calcext:value-type="float">
            <text:p>15.00</text:p>
          </table:table-cell>
          <table:table-cell table:formula="of:=[.B8]/[.C8]^2" office:value-type="float" office:value="1.5" calcext:value-type="float">
            <text:p>1.50</text:p>
          </table:table-cell>
          <table:table-cell/>
        </table:table-row>
        <table:table-row table:style-name="ro1">
          <table:table-cell office:value-type="string" calcext:value-type="string">
            <text:p>kindern grenzen setzen</text:p>
          </table:table-cell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table:formula="of:=IF(ISBLANK([.C9]); 0;[.B9]/[.C9])" office:value-type="float" office:value="20.4761904761905" calcext:value-type="float">
            <text:p>20.48</text:p>
          </table:table-cell>
          <table:table-cell table:formula="of:=[.B9]/[.C9]^2" office:value-type="float" office:value="0.975056689342404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baby weint im kinderwagen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formula="of:=IF(ISBLANK([.C10]); 0;[.B10]/[.C10])" office:value-type="float" office:value="11.6666666666667" calcext:value-type="float">
            <text:p>11.67</text:p>
          </table:table-cell>
          <table:table-cell table:formula="of:=[.B10]/[.C10]^2" office:value-type="float" office:value="0.972222222222222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kind kann nicht verlieren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formula="of:=IF(ISBLANK([.C11]); 0;[.B11]/[.C11])" office:value-type="float" office:value="13.8888888888889" calcext:value-type="float">
            <text:p>13.89</text:p>
          </table:table-cell>
          <table:table-cell table:formula="of:=[.B11]/[.C11]^2" office:value-type="float" office:value="0.771604938271605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kind akzeptiert kein nein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formula="of:=IF(ISBLANK([.C12]); 0;[.B12]/[.C12])" office:value-type="float" office:value="11.3333333333333" calcext:value-type="float">
            <text:p>11.33</text:p>
          </table:table-cell>
          <table:table-cell table:formula="of:=[.B12]/[.C12]^2" office:value-type="float" office:value="0.755555555555556" calcext:value-type="float">
            <text:p>0.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 wann sagen kinder ich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formula="of:=IF(ISBLANK([.C13]); 0;[.B13]/[.C13])" office:value-type="float" office:value="12.7777777777778" calcext:value-type="float">
            <text:p>12.78</text:p>
          </table:table-cell>
          <table:table-cell table:formula="of:=[.B13]/[.C13]^2" office:value-type="float" office:value="0.709876543209877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ziele der erziehung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formula="of:=IF(ISBLANK([.C14]); 0;[.B14]/[.C14])" office:value-type="float" office:value="11.7647058823529" calcext:value-type="float">
            <text:p>11.76</text:p>
          </table:table-cell>
          <table:table-cell table:formula="of:=[.B14]/[.C14]^2" office:value-type="float" office:value="0.692041522491349" calcext:value-type="float">
            <text:p>0.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by kreischt schrill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IF(ISBLANK([.C15]); 0;[.B15]/[.C15])" office:value-type="float" office:value="10" calcext:value-type="float">
            <text:p>10.00</text:p>
          </table:table-cell>
          <table:table-cell table:formula="of:=[.B15]/[.C15]^2" office:value-type="float" office:value="0.625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baby schreit ohne grund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formula="of:=IF(ISBLANK([.C16]); 0;[.B16]/[.C16])" office:value-type="float" office:value="11.4285714285714" calcext:value-type="float">
            <text:p>11.43</text:p>
          </table:table-cell>
          <table:table-cell table:formula="of:=[.B16]/[.C16]^2" office:value-type="float" office:value="0.54421768707483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grenzen setzen bei kindern pädagogik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IF(ISBLANK([.C17]); 0;[.B17]/[.C17])" office:value-type="float" office:value="5.33333333333333" calcext:value-type="float">
            <text:p>5.33</text:p>
          </table:table-cell>
          <table:table-cell table:formula="of:=[.B17]/[.C17]^2" office:value-type="float" office:value="0.35555555555555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kind manipuliert eltern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IF(ISBLANK([.C18]); 0;[.B18]/[.C18])" office:value-type="float" office:value="4.61538461538462" calcext:value-type="float">
            <text:p>4.62</text:p>
          </table:table-cell>
          <table:table-cell table:formula="of:=[.B18]/[.C18]^2" office:value-type="float" office:value="0.355029585798817" calcext:value-type="float">
            <text:p>0.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ures kind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formula="of:=IF(ISBLANK([.C19]); 0;[.B19]/[.C19])" office:value-type="float" office:value="6.11111111111111" calcext:value-type="float">
            <text:p>6.11</text:p>
          </table:table-cell>
          <table:table-cell table:formula="of:=[.B19]/[.C19]^2" office:value-type="float" office:value="0.339506172839506" calcext:value-type="float">
            <text:p>0.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leine pubertät 6 jahren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IF(ISBLANK([.C20]); 0;[.B20]/[.C20])" office:value-type="float" office:value="5" calcext:value-type="float">
            <text:p>5.00</text:p>
          </table:table-cell>
          <table:table-cell table:formula="of:=[.B20]/[.C20]^2" office:value-type="float" office:value="0.3125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baby weint beim autofahren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formula="of:=IF(ISBLANK([.C21]); 0;[.B21]/[.C21])" office:value-type="float" office:value="5.55555555555556" calcext:value-type="float">
            <text:p>5.56</text:p>
          </table:table-cell>
          <table:table-cell table:formula="of:=[.B21]/[.C21]^2" office:value-type="float" office:value="0.308641975308642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kind gehorcht nicht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table:formula="of:=IF(ISBLANK([.C22]); 0;[.B22]/[.C22])" office:value-type="float" office:value="5.71428571428571" calcext:value-type="float">
            <text:p>5.71</text:p>
          </table:table-cell>
          <table:table-cell table:formula="of:=[.B22]/[.C22]^2" office:value-type="float" office:value="0.272108843537415" calcext:value-type="float">
            <text:p>0.27</text:p>
          </table:table-cell>
          <table:table-cell/>
        </table:table-row>
        <table:table-row table:style-name="ro1">
          <table:table-cell office:value-type="string" calcext:value-type="string">
            <text:p>ab wann baby erziehen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formula="of:=IF(ISBLANK([.C23]); 0;[.B23]/[.C23])" office:value-type="float" office:value="4.78260869565217" calcext:value-type="float">
            <text:p>4.78</text:p>
          </table:table-cell>
          <table:table-cell table:formula="of:=[.B23]/[.C23]^2" office:value-type="float" office:value="0.207939508506616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grenzen austesten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IF(ISBLANK([.C24]); 0;[.B24]/[.C24])" office:value-type="float" office:value="3.91304347826087" calcext:value-type="float">
            <text:p>3.91</text:p>
          </table:table-cell>
          <table:table-cell table:formula="of:=[.B24]/[.C24]^2" office:value-type="float" office:value="0.170132325141777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erziehen im vertraue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IF(ISBLANK([.C25]); 0;[.B25]/[.C25])" office:value-type="float" office:value="1.33333333333333" calcext:value-type="float">
            <text:p>1.33</text:p>
          </table:table-cell>
          <table:table-cell table:formula="of:=[.B25]/[.C25]^2" office:value-type="float" office:value="0.088888888888888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konsequent grenzen setz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ISBLANK([.C26]); 0;[.B26]/[.C26])" office:value-type="float" office:value="0.833333333333333" calcext:value-type="float">
            <text:p>0.83</text:p>
          </table:table-cell>
          <table:table-cell table:formula="of:=[.B26]/[.C26]^2" office:value-type="float" office:value="0.0694444444444444" calcext:value-type="float">
            <text:p>0.07</text:p>
          </table:table-cell>
          <table:table-cell/>
        </table:table-row>
        <table:table-row table:style-name="ro1">
          <table:table-cell office:value-type="string" calcext:value-type="string">
            <text:p>spielzeug 2 jahre kind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ISBLANK([.C27]); 0;[.B27]/[.C27])" office:value-type="float" office:value="0.526315789473684" calcext:value-type="float">
            <text:p>0.53</text:p>
          </table:table-cell>
          <table:table-cell table:formula="of:=[.B27]/[.C27]^2" office:value-type="float" office:value="0.0277008310249307" calcext:value-type="float">
            <text:p>0.0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2.A1:Sheet2.E200" table:orientation="column">
          <table:filter>
            <table:filter-and>
              <table:filter-condition table:field-number="4" table:data-type="number" table:value="67" table:operator="="/>
            </table:filter-and>
          </table:filter>
        </table:database-range>
        <table:database-range table:name="__Anonymous_Sheet_DB__1" table:target-range-address="Sheet3.A1:Sheet3.F27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7:21:11.550652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5T09:54:37.423486384</meta:creation-date>
    <dc:date>2021-03-16T18:03:01.330323072</dc:date>
    <meta:editing-duration>PT39M1S</meta:editing-duration>
    <meta:editing-cycles>3</meta:editing-cycles>
    <meta:generator>LibreOffice/7.0.4.2$MacOSX_X86_64 LibreOffice_project/dcf040e67528d9187c66b2379df5ea4407429775</meta:generator>
    <meta:document-statistic meta:table-count="2" meta:cell-count="810" meta:object-count="0"/>
  </office:meta>
</office:document-meta>
</file>